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EventLinkTransformer.startTransformingElement( String uri , String name , String raw , Attributes attribute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NewEventLinkTransformer.NewEventLink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EventLinkTransformer.sendHiddenFields( ContentHandler contentHandler , String portalAction , String portal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ewEventLinkTransformer.endTransformingElement( String uri , String name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